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1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P13" style:family="paragraph" style:parent-style-name="Text_20_body" style:list-style-name="L4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4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5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KaTeX Main" loext:padding="0cm" loext:border="none"/>
    </style:style>
    <style:style style:name="T3" style:family="text">
      <style:text-properties style:font-name="inherit"/>
    </style:style>
    <style:style style:name="T4" style:family="text">
      <style:text-properties style:font-name="inherit" fo:font-style="italic"/>
    </style:style>
    <style:style style:name="T5" style:family="text">
      <style:text-properties style:font-name="inherit" fo:font-style="italic" loext:padding="0cm" loext:border="none"/>
    </style:style>
    <style:style style:name="T6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d7d7d7" loext:opacity="100%" style:font-name="inherit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10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2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style:font-name="inherit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5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20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low Solution</text:h>
      <text:h text:style-name="P2" text:outline-level="2">Problem</text:h>
      <text:p text:style-name="P8">Chef is trying to solve a problem having <draw:frame draw:style-name="fr1" draw:name="Quadro1" text:anchor-type="char" svg:width="0.041cm" draw:z-index="0"><draw:text-box fo:min-height="0.041cm"><text:p text:style-name="P7">�</text:p></draw:text-box></draw:frame><text:span text:style-name="T5">T</text:span> test cases, where, for each test case he is given a single integer <draw:frame draw:style-name="fr1" draw:name="Quadro2" text:anchor-type="char" svg:width="0.041cm" draw:z-index="1"><draw:text-box fo:min-height="0.041cm"><text:p text:style-name="P7">�</text:p></draw:text-box></draw:frame><text:span text:style-name="T5">N</text:span>.</text:p>
      <text:p text:style-name="P17"><text:span text:style-name="T16">Chef has an algorithm which takes </text:span><text:span text:style-name="Strong_20_Emphasis"><text:span text:style-name="T17">exactly</text:span></text:span><text:span text:style-name="T16"> </text:span><draw:frame draw:style-name="fr1" draw:name="Quadro3" text:anchor-type="char" svg:width="0.041cm" draw:z-index="2"><draw:text-box fo:min-height="0.041cm"><text:p text:style-name="P7">�2</text:p></draw:text-box></draw:frame><text:span text:style-name="T19">N</text:span><text:span text:style-name="T18">2</text:span><text:span text:style-name="T16"> iterations for a test case with value </text:span><draw:frame draw:style-name="fr1" draw:name="Quadro4" text:anchor-type="char" svg:width="0.041cm" draw:z-index="3"><draw:text-box fo:min-height="0.041cm"><text:p text:style-name="P7">�</text:p></draw:text-box></draw:frame><text:span text:style-name="T19">N</text:span><text:span text:style-name="T16">.</text:span></text:p>
      <text:p text:style-name="P9">The constraints of the problem are as follows:</text:p>
      <text:list xml:id="list1443043765" text:style-name="L1">
        <text:list-item>
          <text:p text:style-name="P11"><draw:frame draw:style-name="fr1" draw:name="Quadro5" text:anchor-type="char" svg:width="0.041cm" draw:z-index="4"><draw:text-box fo:min-height="0.041cm"><text:p text:style-name="P7">1≤�≤����</text:p></draw:text-box></draw:frame>1≤<text:span text:style-name="T4">T</text:span>≤<text:span text:style-name="T4">maxT</text:span></text:p>
        </text:list-item>
        <text:list-item>
          <text:p text:style-name="P11"><draw:frame draw:style-name="fr1" draw:name="Quadro6" text:anchor-type="char" svg:width="0.041cm" draw:z-index="5"><draw:text-box fo:min-height="0.041cm"><text:p text:style-name="P7">1≤�≤����</text:p></draw:text-box></draw:frame>1≤<text:span text:style-name="T4">N</text:span>≤<text:span text:style-name="T4">maxN</text:span></text:p>
        </text:list-item>
        <text:list-item>
          <text:p text:style-name="P14">Sum of <draw:frame draw:style-name="fr1" draw:name="Quadro7" text:anchor-type="char" svg:width="0.041cm" draw:z-index="6"><draw:text-box fo:min-height="0.041cm"><text:p text:style-name="P7">�</text:p></draw:text-box></draw:frame><text:span text:style-name="T1">N</text:span> over all test cases does not exceed <draw:frame draw:style-name="fr1" draw:name="Quadro8" text:anchor-type="char" svg:width="0.041cm" draw:z-index="7"><draw:text-box fo:min-height="0.041cm"><text:p text:style-name="P7">����</text:p></draw:text-box></draw:frame><text:span text:style-name="T1">sumN</text:span>.</text:p>
        </text:list-item>
      </text:list>
      <text:p text:style-name="P17"><text:span text:style-name="T16">Given the values </text:span><draw:frame draw:style-name="fr1" draw:name="Quadro9" text:anchor-type="char" svg:width="0.041cm" draw:z-index="8"><draw:text-box fo:min-height="0.041cm"><text:p text:style-name="P7">����,����,</text:p></draw:text-box></draw:frame><text:span text:style-name="T19">maxT</text:span><text:span text:style-name="T20">,</text:span><text:span text:style-name="T19">maxN</text:span><text:span text:style-name="T20">,</text:span><text:span text:style-name="T16"> and </text:span><draw:frame draw:style-name="fr1" draw:name="Quadro10" text:anchor-type="char" svg:width="0.041cm" draw:z-index="9"><draw:text-box fo:min-height="0.041cm"><text:p text:style-name="P7">����</text:p></draw:text-box></draw:frame><text:span text:style-name="T19">sumN</text:span><text:span text:style-name="T16">, determine the </text:span><text:span text:style-name="Strong_20_Emphasis"><text:span text:style-name="T17">maximum</text:span></text:span><text:span text:style-name="T16"> number of iterations Chef's algorithm can take for any valid input file satisfying all the constraints.</text:span></text:p>
      <text:p text:style-name="P17"><text:span text:style-name="T16">Formally speaking, find the </text:span><text:span text:style-name="Strong_20_Emphasis"><text:span text:style-name="T17">maximum</text:span></text:span><text:span text:style-name="T16"> value of </text:span><draw:frame draw:style-name="fr1" draw:name="Quadro11" text:anchor-type="char" svg:width="0.041cm" draw:z-index="10"><draw:text-box fo:min-height="0.041cm"><text:p text:style-name="P7">�12+�22+⋯+��2</text:p></draw:text-box></draw:frame><text:span text:style-name="T19">N</text:span><text:span text:style-name="T18">12</text:span><text:span text:style-name="T20">​+</text:span><text:span text:style-name="T19">N</text:span><text:span text:style-name="T18">22</text:span><text:span text:style-name="T20">​+⋯+</text:span><text:span text:style-name="T19">NT</text:span><text:span text:style-name="T18">2</text:span><text:span text:style-name="T20">​</text:span><text:span text:style-name="T16"> for:</text:span></text:p>
      <text:list xml:id="list427237474" text:style-name="L2">
        <text:list-item>
          <text:p text:style-name="P12"><draw:frame draw:style-name="fr1" draw:name="Quadro12" text:anchor-type="char" svg:width="0.041cm" draw:z-index="11"><draw:text-box fo:min-height="0.041cm"><text:p text:style-name="P7">1≤�≤����</text:p></draw:text-box></draw:frame>1≤<text:span text:style-name="T4">T</text:span>≤<text:span text:style-name="T4">maxT</text:span></text:p>
        </text:list-item>
        <text:list-item>
          <text:p text:style-name="P12"><draw:frame draw:style-name="fr1" draw:name="Quadro13" text:anchor-type="char" svg:width="0.041cm" draw:z-index="12"><draw:text-box fo:min-height="0.041cm"><text:p text:style-name="P7">1≤��≤����</text:p></draw:text-box></draw:frame>1≤<text:span text:style-name="T4">Ni</text:span>​≤<text:span text:style-name="T4">maxN</text:span></text:p>
        </text:list-item>
        <text:list-item>
          <text:p text:style-name="P12"><draw:frame draw:style-name="fr1" draw:name="Quadro14" text:anchor-type="char" svg:width="0.041cm" draw:z-index="13"><draw:text-box fo:min-height="0.041cm"><text:p text:style-name="P7">�1+�2+�3+⋯+��≤����</text:p></draw:text-box></draw:frame><text:span text:style-name="T4">N</text:span><text:span text:style-name="T3">1</text:span>​+<text:span text:style-name="T4">N</text:span><text:span text:style-name="T3">2</text:span>​+<text:span text:style-name="T4">N</text:span><text:span text:style-name="T3">3</text:span>​+⋯+<text:span text:style-name="T4">NT</text:span>​≤<text:span text:style-name="T4">sumN</text:span></text:p>
        </text:list-item>
      </text:list>
      <text:h text:style-name="P3" text:outline-level="3">Input Format</text:h>
      <text:list xml:id="list1471804218" text:style-name="L3">
        <text:list-item>
          <text:p text:style-name="P15">The first line of input will contain a single integer <draw:frame draw:style-name="fr1" draw:name="Quadro15" text:anchor-type="char" svg:width="0.041cm" draw:z-index="14"><draw:text-box fo:min-height="0.041cm"><text:p text:style-name="P7">�</text:p></draw:text-box></draw:frame><text:span text:style-name="T1">T</text:span>, denoting the number of test cases.</text:p>
        </text:list-item>
        <text:list-item>
          <text:p text:style-name="P15">Each test case consists of single line consisting of three integers <draw:frame draw:style-name="fr1" draw:name="Quadro16" text:anchor-type="char" svg:width="0.041cm" draw:z-index="15"><draw:text-box fo:min-height="0.041cm"><text:p text:style-name="P7">����,����,</text:p></draw:text-box></draw:frame><text:span text:style-name="T1">maxT</text:span><text:span text:style-name="T2">,</text:span><text:span text:style-name="T1">maxN</text:span><text:span text:style-name="T2">,</text:span> and <draw:frame draw:style-name="fr1" draw:name="Quadro17" text:anchor-type="char" svg:width="0.041cm" draw:z-index="16"><draw:text-box fo:min-height="0.041cm"><text:p text:style-name="P7">����</text:p></draw:text-box></draw:frame><text:span text:style-name="T1">sumN</text:span>.</text:p>
        </text:list-item>
      </text:list>
      <text:h text:style-name="P3" text:outline-level="3">Output Format</text:h>
      <text:p text:style-name="P16"><text:span text:style-name="T16">For each test case, output the the </text:span><text:span text:style-name="Strong_20_Emphasis"><text:span text:style-name="T17">maximum</text:span></text:span><text:span text:style-name="T16"> number of iterations Chef's algorithm can take in any valid test file.</text:span></text:p>
      <text:h text:style-name="P3" text:outline-level="3">Constraints</text:h>
      <text:list xml:id="list2840062622" text:style-name="L4">
        <text:list-item>
          <text:p text:style-name="P13"><draw:frame draw:style-name="fr1" draw:name="Quadro18" text:anchor-type="char" svg:width="0.041cm" draw:z-index="17"><draw:text-box fo:min-height="0.041cm"><text:p text:style-name="P7">1≤�≤1000</text:p></draw:text-box></draw:frame>1≤<text:span text:style-name="T4">T</text:span>≤1000</text:p>
        </text:list-item>
        <text:list-item>
          <text:p text:style-name="P13"><draw:frame draw:style-name="fr1" draw:name="Quadro19" text:anchor-type="char" svg:width="0.041cm" draw:z-index="18"><draw:text-box fo:min-height="0.041cm"><text:p text:style-name="P7">1≤����≤����≤����≤104</text:p></draw:text-box></draw:frame>1≤<text:span text:style-name="T4">maxT</text:span>≤<text:span text:style-name="T4">maxN</text:span>≤<text:span text:style-name="T4">sumN</text:span>≤10<text:span text:style-name="T3">4</text:span></text:p>
        </text:list-item>
      </text:list>
      <text:h text:style-name="P3" text:outline-level="3">Sample 1:</text:h>
      <text:p text:style-name="P10">Input</text:p>
      <text:p text:style-name="P10">Output</text:p>
      <text:p text:style-name="P4">4</text:p>
      <text:p text:style-name="P5">10 100 200</text:p>
      <text:p text:style-name="P5">3 10 100</text:p>
      <text:p text:style-name="P5">1000 1000 2200</text:p>
      <text:p text:style-name="P5">100 100 100</text:p>
      <text:p text:style-name="P4">20000</text:p>
      <text:p text:style-name="P5">300</text:p>
      <text:p text:style-name="P5">2040000</text:p>
      <text:p text:style-name="P5">10000</text:p>
      <text:h text:style-name="P3" text:outline-level="3">Explanation:</text:h>
      <text:p text:style-name="P17"><text:span text:style-name="Strong_20_Emphasis"><text:span text:style-name="T17">Test Case </text:span></text:span><draw:frame draw:style-name="fr1" draw:name="Quadro20" text:anchor-type="char" svg:width="0.041cm" draw:z-index="19"><draw:text-box fo:min-height="0.041cm"><text:p text:style-name="P7">1</text:p></draw:text-box></draw:frame><text:span text:style-name="Strong_20_Emphasis"><text:span text:style-name="T20">1</text:span></text:span><text:span text:style-name="Strong_20_Emphasis"><text:span text:style-name="T17">:</text:span></text:span><text:span text:style-name="T16"> Worst case for Chef's algorithm would be where </text:span><draw:frame draw:style-name="fr1" draw:name="Quadro21" text:anchor-type="char" svg:width="0.041cm" draw:z-index="20"><draw:text-box fo:min-height="0.041cm"><text:p text:style-name="P7">�=2</text:p></draw:text-box></draw:frame><text:span text:style-name="T19">T</text:span><text:span text:style-name="T20">=2</text:span><text:span text:style-name="T16"> and </text:span><draw:frame draw:style-name="fr1" draw:name="Quadro22" text:anchor-type="char" svg:width="0.041cm" draw:z-index="21"><draw:text-box fo:min-height="0.041cm"><text:p text:style-name="P7">�=100</text:p></draw:text-box></draw:frame><text:span text:style-name="T19">N</text:span><text:span text:style-name="T20">=100</text:span><text:span text:style-name="T16"> for both the test cases. In this case, Chef's algorithm will take </text:span><draw:frame draw:style-name="fr1" draw:name="Quadro23" text:anchor-type="char" svg:width="0.041cm" draw:z-index="22"><draw:text-box fo:min-height="0.041cm"><text:p text:style-name="P7">1002+1002=20000</text:p></draw:text-box></draw:frame><text:span text:style-name="T20">100</text:span><text:span text:style-name="T18">2</text:span><text:span text:style-name="T20">+100</text:span><text:span text:style-name="T18">2</text:span><text:span text:style-name="T20">=20000</text:span><text:span text:style-name="T16"> iterations.</text:span></text:p>
      <text:p text:style-name="P17"><text:span text:style-name="Strong_20_Emphasis"><text:span text:style-name="T17">Test Case </text:span></text:span><draw:frame draw:style-name="fr1" draw:name="Quadro24" text:anchor-type="char" svg:width="0.041cm" draw:z-index="23"><draw:text-box fo:min-height="0.041cm"><text:p text:style-name="P7">2</text:p></draw:text-box></draw:frame><text:span text:style-name="Strong_20_Emphasis"><text:span text:style-name="T20">2</text:span></text:span><text:span text:style-name="Strong_20_Emphasis"><text:span text:style-name="T17">:</text:span></text:span><text:span text:style-name="T16"> Worst case for Chef's algorithm would be where </text:span><draw:frame draw:style-name="fr1" draw:name="Quadro25" text:anchor-type="char" svg:width="0.041cm" draw:z-index="24"><draw:text-box fo:min-height="0.041cm"><text:p text:style-name="P7">�=3</text:p></draw:text-box></draw:frame><text:span text:style-name="T19">T</text:span><text:span text:style-name="T20">=3</text:span><text:span text:style-name="T16"> and </text:span><draw:frame draw:style-name="fr1" draw:name="Quadro26" text:anchor-type="char" svg:width="0.041cm" draw:z-index="25"><draw:text-box fo:min-height="0.041cm"><text:p text:style-name="P7">�=10</text:p></draw:text-box></draw:frame><text:span text:style-name="T19">N</text:span><text:span text:style-name="T20">=10</text:span><text:span text:style-name="T16"> for all the </text:span><draw:frame draw:style-name="fr1" draw:name="Quadro27" text:anchor-type="char" svg:width="0.041cm" draw:z-index="26"><draw:text-box fo:min-height="0.041cm"><text:p text:style-name="P7">3</text:p></draw:text-box></draw:frame><text:span text:style-name="T20">3</text:span><text:span text:style-name="T16"> test cases. In this case, Chef's algorithm will take </text:span><draw:frame draw:style-name="fr1" draw:name="Quadro28" text:anchor-type="char" svg:width="0.041cm" draw:z-index="27"><draw:text-box fo:min-height="0.041cm"><text:p text:style-name="P7">102+102+102=300</text:p></draw:text-box></draw:frame><text:span text:style-name="T20">10</text:span><text:span text:style-name="T18">2</text:span><text:span text:style-name="T20">+10</text:span><text:span text:style-name="T18">2</text:span><text:span text:style-name="T20">+10</text:span><text:span text:style-name="T18">2</text:span><text:span text:style-name="T20">=300</text:span><text:span text:style-name="T16"> iterations.</text:span></text:p>
      <text:p text:style-name="P17"><text:span text:style-name="Strong_20_Emphasis"><text:span text:style-name="T17">Test Case </text:span></text:span><draw:frame draw:style-name="fr1" draw:name="Quadro29" text:anchor-type="char" svg:width="0.041cm" draw:z-index="28"><draw:text-box fo:min-height="0.041cm"><text:p text:style-name="P7">3</text:p></draw:text-box></draw:frame><text:span text:style-name="Strong_20_Emphasis"><text:span text:style-name="T20">3</text:span></text:span><text:span text:style-name="Strong_20_Emphasis"><text:span text:style-name="T17">:</text:span></text:span><text:span text:style-name="T16"> Worst case for Chef's algorithm would be where </text:span><draw:frame draw:style-name="fr1" draw:name="Quadro30" text:anchor-type="char" svg:width="0.041cm" draw:z-index="29"><draw:text-box fo:min-height="0.041cm"><text:p text:style-name="P7">�=3</text:p></draw:text-box></draw:frame><text:span text:style-name="T19">T</text:span><text:span text:style-name="T20">=3</text:span><text:span text:style-name="T16"> and </text:span><draw:frame draw:style-name="fr1" draw:name="Quadro31" text:anchor-type="char" svg:width="0.041cm" draw:z-index="30"><draw:text-box fo:min-height="0.041cm"><text:p text:style-name="P7">�=1000,1000,</text:p></draw:text-box></draw:frame><text:span text:style-name="T19">N</text:span><text:span text:style-name="T20">=1000,1000,</text:span><text:span text:style-name="T16"> and </text:span><draw:frame draw:style-name="fr1" draw:name="Quadro32" text:anchor-type="char" svg:width="0.041cm" draw:z-index="31"><draw:text-box fo:min-height="0.041cm"><text:p text:style-name="P7">200</text:p></draw:text-box></draw:frame><text:span text:style-name="T20">200</text:span><text:span text:style-name="T16"> for the three test cases respectively. In this case, Chef's algorithm will take </text:span><draw:frame draw:style-name="fr1" draw:name="Quadro33" text:anchor-type="char" svg:width="0.041cm" draw:z-index="32"><draw:text-box fo:min-height="0.041cm"><text:p text:style-name="P7">10002+10002+2002=2040000</text:p></draw:text-box></draw:frame><text:span text:style-name="T20">1000</text:span><text:span text:style-name="T18">2</text:span><text:span text:style-name="T20">+1000</text:span><text:span text:style-name="T18">2</text:span><text:span text:style-name="T20">+200</text:span><text:span text:style-name="T18">2</text:span><text:span text:style-name="T20">=2040000</text:span><text:span text:style-name="T16"> iterations.</text:span></text:p>
      <text:p text:style-name="P17"><text:span text:style-name="Strong_20_Emphasis"><text:span text:style-name="T17">Test Case </text:span></text:span><draw:frame draw:style-name="fr1" draw:name="Quadro34" text:anchor-type="char" svg:width="0.041cm" draw:z-index="33"><draw:text-box fo:min-height="0.041cm"><text:p text:style-name="P7">4</text:p></draw:text-box></draw:frame><text:span text:style-name="Strong_20_Emphasis"><text:span text:style-name="T20">4</text:span></text:span><text:span text:style-name="Strong_20_Emphasis"><text:span text:style-name="T17">:</text:span></text:span><text:span text:style-name="T16"> Worst case for Chef's algorithm would be where </text:span><draw:frame draw:style-name="fr1" draw:name="Quadro35" text:anchor-type="char" svg:width="0.041cm" draw:z-index="34"><draw:text-box fo:min-height="0.041cm"><text:p text:style-name="P7">�=1</text:p></draw:text-box></draw:frame><text:span text:style-name="T19">T</text:span><text:span text:style-name="T20">=1</text:span><text:span text:style-name="T16"> and </text:span><draw:frame draw:style-name="fr1" draw:name="Quadro36" text:anchor-type="char" svg:width="0.041cm" draw:z-index="35"><draw:text-box fo:min-height="0.041cm"><text:p text:style-name="P7">�=100</text:p></draw:text-box></draw:frame><text:span text:style-name="T19">N</text:span><text:span text:style-name="T20">=100</text:span><text:span text:style-name="T16">. In this case Chef's algorithm will take </text:span><draw:frame draw:style-name="fr1" draw:name="Quadro37" text:anchor-type="char" svg:width="0.041cm" draw:z-index="36"><draw:text-box fo:min-height="0.041cm"><text:p text:style-name="P7">1002=10000</text:p></draw:text-box></draw:frame><text:span text:style-name="T20">100</text:span><text:span text:style-name="T18">2</text:span><text:span text:style-name="T20">=10000</text:span><text:span text:style-name="T16"> iterations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21:27:57.343000000</dc:date>
    <meta:editing-duration>PT32S</meta:editing-duration>
    <meta:editing-cycles>1</meta:editing-cycles>
    <meta:document-statistic meta:table-count="0" meta:image-count="0" meta:object-count="0" meta:page-count="1" meta:paragraph-count="75" meta:word-count="337" meta:character-count="1977" meta:non-whitespace-character-count="1681"/>
    <meta:generator>LibreOffice/7.2.2.2$Windows_X86_64 LibreOffice_project/02b2acce88a210515b4a5bb2e46cbfb63fe97d56</meta:generator>
  </office:meta>
</office:document-meta>
</file>